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300.66mm" svg:height="184.33mm" svg:x="83.43mm" svg:y="5.05mm">
            <draw:object draw:notify-on-update-of-ranges="Лист1.A1:Лист1.A150 Лист1.D1:Лист1.D1 Лист1.B1:Лист1.B150 Лист1.E1:Лист1.E1 Лист1.C1:Лист1.C1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Палиндром +</text:p>
          </table:table-cell>
          <table:table-cell office:value-type="string" calcext:value-type="string">
            <text:p>Палиндром 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4" calcext:value-type="float">
            <text:p>524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42" calcext:value-type="float">
            <text:p>4742</text:p>
          </table:table-cell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067" calcext:value-type="float">
            <text:p>32067</text:p>
          </table:table-cell>
          <table:table-cell office:value-type="float" office:value="1190" calcext:value-type="float">
            <text:p>119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54" calcext:value-type="float">
            <text:p>854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66" calcext:value-type="float">
            <text:p>1366</text:p>
          </table:table-cell>
          <table:table-cell office:value-type="float" office:value="1450" calcext:value-type="float">
            <text:p>145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5" calcext:value-type="float">
            <text:p>795</text:p>
          </table:table-cell>
          <table:table-cell office:value-type="float" office:value="1013" calcext:value-type="float">
            <text:p>101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94" calcext:value-type="float">
            <text:p>1294</text:p>
          </table:table-cell>
          <table:table-cell office:value-type="float" office:value="12673" calcext:value-type="float">
            <text:p>1267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7" calcext:value-type="float">
            <text:p>1457</text:p>
          </table:table-cell>
          <table:table-cell office:value-type="float" office:value="840" calcext:value-type="float">
            <text:p>84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67" calcext:value-type="float">
            <text:p>2267</text:p>
          </table:table-cell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3" calcext:value-type="float">
            <text:p>1203</text:p>
          </table:table-cell>
          <table:table-cell office:value-type="float" office:value="1128" calcext:value-type="float">
            <text:p>112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20" calcext:value-type="float">
            <text:p>1120</text:p>
          </table:table-cell>
          <table:table-cell office:value-type="float" office:value="1367" calcext:value-type="float">
            <text:p>136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78" calcext:value-type="float">
            <text:p>1878</text:p>
          </table:table-cell>
          <table:table-cell office:value-type="float" office:value="1721" calcext:value-type="float">
            <text:p>172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485" calcext:value-type="float">
            <text:p>10485</text:p>
          </table:table-cell>
          <table:table-cell office:value-type="float" office:value="2853" calcext:value-type="float">
            <text:p>285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819" calcext:value-type="float">
            <text:p>50819</text:p>
          </table:table-cell>
          <table:table-cell office:value-type="float" office:value="3253" calcext:value-type="float">
            <text:p>325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47" calcext:value-type="float">
            <text:p>6047</text:p>
          </table:table-cell>
          <table:table-cell office:value-type="float" office:value="4441" calcext:value-type="float">
            <text:p>444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96" calcext:value-type="float">
            <text:p>2296</text:p>
          </table:table-cell>
          <table:table-cell office:value-type="float" office:value="5376" calcext:value-type="float">
            <text:p>537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05" calcext:value-type="float">
            <text:p>2005</text:p>
          </table:table-cell>
          <table:table-cell office:value-type="float" office:value="7213" calcext:value-type="float">
            <text:p>721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07" calcext:value-type="float">
            <text:p>2207</text:p>
          </table:table-cell>
          <table:table-cell office:value-type="float" office:value="9752" calcext:value-type="float">
            <text:p>975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01" calcext:value-type="float">
            <text:p>2701</text:p>
          </table:table-cell>
          <table:table-cell office:value-type="float" office:value="12578" calcext:value-type="float">
            <text:p>1257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09" calcext:value-type="float">
            <text:p>4509</text:p>
          </table:table-cell>
          <table:table-cell office:value-type="float" office:value="15712" calcext:value-type="float">
            <text:p>1571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559" calcext:value-type="float">
            <text:p>7559</text:p>
          </table:table-cell>
          <table:table-cell office:value-type="float" office:value="21845" calcext:value-type="float">
            <text:p>2184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04" calcext:value-type="float">
            <text:p>9204</text:p>
          </table:table-cell>
          <table:table-cell office:value-type="float" office:value="27721" calcext:value-type="float">
            <text:p>2772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70" calcext:value-type="float">
            <text:p>11170</text:p>
          </table:table-cell>
          <table:table-cell office:value-type="float" office:value="36175" calcext:value-type="float">
            <text:p>3617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205" calcext:value-type="float">
            <text:p>16205</text:p>
          </table:table-cell>
          <table:table-cell office:value-type="float" office:value="44237" calcext:value-type="float">
            <text:p>4423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648" calcext:value-type="float">
            <text:p>19648</text:p>
          </table:table-cell>
          <table:table-cell office:value-type="float" office:value="53133" calcext:value-type="float">
            <text:p>5313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217" calcext:value-type="float">
            <text:p>26217</text:p>
          </table:table-cell>
          <table:table-cell office:value-type="float" office:value="62233" calcext:value-type="float">
            <text:p>6223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728" calcext:value-type="float">
            <text:p>31728</text:p>
          </table:table-cell>
          <table:table-cell office:value-type="float" office:value="71615" calcext:value-type="float">
            <text:p>7161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064" calcext:value-type="float">
            <text:p>41064</text:p>
          </table:table-cell>
          <table:table-cell office:value-type="float" office:value="83745" calcext:value-type="float">
            <text:p>8374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090" calcext:value-type="float">
            <text:p>53090</text:p>
          </table:table-cell>
          <table:table-cell office:value-type="float" office:value="90787" calcext:value-type="float">
            <text:p>9078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841" calcext:value-type="float">
            <text:p>63841</text:p>
          </table:table-cell>
          <table:table-cell office:value-type="float" office:value="98534" calcext:value-type="float">
            <text:p>9853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7429" calcext:value-type="float">
            <text:p>77429</text:p>
          </table:table-cell>
          <table:table-cell office:value-type="float" office:value="106465" calcext:value-type="float">
            <text:p>10646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9448" calcext:value-type="float">
            <text:p>119448</text:p>
          </table:table-cell>
          <table:table-cell office:value-type="float" office:value="115958" calcext:value-type="float">
            <text:p>11595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3989" calcext:value-type="float">
            <text:p>83989</text:p>
          </table:table-cell>
          <table:table-cell office:value-type="float" office:value="129536" calcext:value-type="float">
            <text:p>12953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7570" calcext:value-type="float">
            <text:p>87570</text:p>
          </table:table-cell>
          <table:table-cell office:value-type="float" office:value="140367" calcext:value-type="float">
            <text:p>1403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4133" calcext:value-type="float">
            <text:p>94133</text:p>
          </table:table-cell>
          <table:table-cell office:value-type="float" office:value="156965" calcext:value-type="float">
            <text:p>15696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680" calcext:value-type="float">
            <text:p>96680</text:p>
          </table:table-cell>
          <table:table-cell office:value-type="float" office:value="170469" calcext:value-type="float">
            <text:p>17046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541" calcext:value-type="float">
            <text:p>101541</text:p>
          </table:table-cell>
          <table:table-cell office:value-type="float" office:value="187115" calcext:value-type="float">
            <text:p>18711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8528" calcext:value-type="float">
            <text:p>108528</text:p>
          </table:table-cell>
          <table:table-cell office:value-type="float" office:value="201005" calcext:value-type="float">
            <text:p>20100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5351" calcext:value-type="float">
            <text:p>115351</text:p>
          </table:table-cell>
          <table:table-cell office:value-type="float" office:value="220582" calcext:value-type="float">
            <text:p>22058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240" calcext:value-type="float">
            <text:p>126240</text:p>
          </table:table-cell>
          <table:table-cell office:value-type="float" office:value="227549" calcext:value-type="float">
            <text:p>227549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0737" calcext:value-type="float">
            <text:p>130737</text:p>
          </table:table-cell>
          <table:table-cell office:value-type="float" office:value="243161" calcext:value-type="float">
            <text:p>24316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6720" calcext:value-type="float">
            <text:p>136720</text:p>
          </table:table-cell>
          <table:table-cell office:value-type="float" office:value="257767" calcext:value-type="float">
            <text:p>25776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9582" calcext:value-type="float">
            <text:p>139582</text:p>
          </table:table-cell>
          <table:table-cell office:value-type="float" office:value="274871" calcext:value-type="float">
            <text:p>27487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93" calcext:value-type="float">
            <text:p>145693</text:p>
          </table:table-cell>
          <table:table-cell office:value-type="float" office:value="288057" calcext:value-type="float">
            <text:p>28805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8052" calcext:value-type="float">
            <text:p>148052</text:p>
          </table:table-cell>
          <table:table-cell office:value-type="float" office:value="316297" calcext:value-type="float">
            <text:p>31629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9925" calcext:value-type="float">
            <text:p>159925</text:p>
          </table:table-cell>
          <table:table-cell office:value-type="float" office:value="333132" calcext:value-type="float">
            <text:p>33313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2445" calcext:value-type="float">
            <text:p>162445</text:p>
          </table:table-cell>
          <table:table-cell office:value-type="float" office:value="358714" calcext:value-type="float">
            <text:p>35871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2145" calcext:value-type="float">
            <text:p>172145</text:p>
          </table:table-cell>
          <table:table-cell office:value-type="float" office:value="370274" calcext:value-type="float">
            <text:p>37027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8051" calcext:value-type="float">
            <text:p>178051</text:p>
          </table:table-cell>
          <table:table-cell office:value-type="float" office:value="395742" calcext:value-type="float">
            <text:p>39574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4918" calcext:value-type="float">
            <text:p>184918</text:p>
          </table:table-cell>
          <table:table-cell office:value-type="float" office:value="406649" calcext:value-type="float">
            <text:p>40664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1907" calcext:value-type="float">
            <text:p>191907</text:p>
          </table:table-cell>
          <table:table-cell office:value-type="float" office:value="429751" calcext:value-type="float">
            <text:p>42975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8513" calcext:value-type="float">
            <text:p>198513</text:p>
          </table:table-cell>
          <table:table-cell office:value-type="float" office:value="443420" calcext:value-type="float">
            <text:p>44342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7598" calcext:value-type="float">
            <text:p>207598</text:p>
          </table:table-cell>
          <table:table-cell office:value-type="float" office:value="464297" calcext:value-type="float">
            <text:p>46429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0670" calcext:value-type="float">
            <text:p>210670</text:p>
          </table:table-cell>
          <table:table-cell office:value-type="float" office:value="483426" calcext:value-type="float">
            <text:p>48342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6716" calcext:value-type="float">
            <text:p>216716</text:p>
          </table:table-cell>
          <table:table-cell office:value-type="float" office:value="509075" calcext:value-type="float">
            <text:p>50907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6343" calcext:value-type="float">
            <text:p>226343</text:p>
          </table:table-cell>
          <table:table-cell office:value-type="float" office:value="527001" calcext:value-type="float">
            <text:p>52700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8361" calcext:value-type="float">
            <text:p>228361</text:p>
          </table:table-cell>
          <table:table-cell office:value-type="float" office:value="558433" calcext:value-type="float">
            <text:p>55843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7293" calcext:value-type="float">
            <text:p>237293</text:p>
          </table:table-cell>
          <table:table-cell office:value-type="float" office:value="590632" calcext:value-type="float">
            <text:p>59063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3602" calcext:value-type="float">
            <text:p>243602</text:p>
          </table:table-cell>
          <table:table-cell office:value-type="float" office:value="613223" calcext:value-type="float">
            <text:p>61322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8959" calcext:value-type="float">
            <text:p>248959</text:p>
          </table:table-cell>
          <table:table-cell office:value-type="float" office:value="622404" calcext:value-type="float">
            <text:p>62240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3663" calcext:value-type="float">
            <text:p>253663</text:p>
          </table:table-cell>
          <table:table-cell office:value-type="float" office:value="645703" calcext:value-type="float">
            <text:p>64570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2434" calcext:value-type="float">
            <text:p>262434</text:p>
          </table:table-cell>
          <table:table-cell office:value-type="float" office:value="661539" calcext:value-type="float">
            <text:p>661539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9951" calcext:value-type="float">
            <text:p>269951</text:p>
          </table:table-cell>
          <table:table-cell office:value-type="float" office:value="681078" calcext:value-type="float">
            <text:p>681078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1147" calcext:value-type="float">
            <text:p>281147</text:p>
          </table:table-cell>
          <table:table-cell office:value-type="float" office:value="698961" calcext:value-type="float">
            <text:p>69896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2938" calcext:value-type="float">
            <text:p>292938</text:p>
          </table:table-cell>
          <table:table-cell office:value-type="float" office:value="724714" calcext:value-type="float">
            <text:p>724714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8091" calcext:value-type="float">
            <text:p>298091</text:p>
          </table:table-cell>
          <table:table-cell office:value-type="float" office:value="739595" calcext:value-type="float">
            <text:p>73959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4770" calcext:value-type="float">
            <text:p>294770</text:p>
          </table:table-cell>
          <table:table-cell office:value-type="float" office:value="768503" calcext:value-type="float">
            <text:p>76850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02196" calcext:value-type="float">
            <text:p>302196</text:p>
          </table:table-cell>
          <table:table-cell office:value-type="float" office:value="789336" calcext:value-type="float">
            <text:p>78933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4656" calcext:value-type="float">
            <text:p>304656</text:p>
          </table:table-cell>
          <table:table-cell office:value-type="float" office:value="805662" calcext:value-type="float">
            <text:p>80566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5682" calcext:value-type="float">
            <text:p>315682</text:p>
          </table:table-cell>
          <table:table-cell office:value-type="float" office:value="824259" calcext:value-type="float">
            <text:p>82425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5907" calcext:value-type="float">
            <text:p>315907</text:p>
          </table:table-cell>
          <table:table-cell office:value-type="float" office:value="841971" calcext:value-type="float">
            <text:p>84197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5344" calcext:value-type="float">
            <text:p>325344</text:p>
          </table:table-cell>
          <table:table-cell office:value-type="float" office:value="857367" calcext:value-type="float">
            <text:p>857367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26228" calcext:value-type="float">
            <text:p>326228</text:p>
          </table:table-cell>
          <table:table-cell office:value-type="float" office:value="871893" calcext:value-type="float">
            <text:p>87189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30780" calcext:value-type="float">
            <text:p>330780</text:p>
          </table:table-cell>
          <table:table-cell office:value-type="float" office:value="885476" calcext:value-type="float">
            <text:p>88547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33658" calcext:value-type="float">
            <text:p>333658</text:p>
          </table:table-cell>
          <table:table-cell office:value-type="float" office:value="903569" calcext:value-type="float">
            <text:p>903569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36225" calcext:value-type="float">
            <text:p>336225</text:p>
          </table:table-cell>
          <table:table-cell office:value-type="float" office:value="915932" calcext:value-type="float">
            <text:p>91593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36935" calcext:value-type="float">
            <text:p>336935</text:p>
          </table:table-cell>
          <table:table-cell office:value-type="float" office:value="937196" calcext:value-type="float">
            <text:p>93719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39619" calcext:value-type="float">
            <text:p>339619</text:p>
          </table:table-cell>
          <table:table-cell office:value-type="float" office:value="946790" calcext:value-type="float">
            <text:p>94679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1385" calcext:value-type="float">
            <text:p>341385</text:p>
          </table:table-cell>
          <table:table-cell office:value-type="float" office:value="968850" calcext:value-type="float">
            <text:p>96885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44455" calcext:value-type="float">
            <text:p>344455</text:p>
          </table:table-cell>
          <table:table-cell office:value-type="float" office:value="978622" calcext:value-type="float">
            <text:p>97862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42312" calcext:value-type="float">
            <text:p>342312</text:p>
          </table:table-cell>
          <table:table-cell office:value-type="float" office:value="989537" calcext:value-type="float">
            <text:p>989537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42617" calcext:value-type="float">
            <text:p>342617</text:p>
          </table:table-cell>
          <table:table-cell office:value-type="float" office:value="996190" calcext:value-type="float">
            <text:p>99619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42866" calcext:value-type="float">
            <text:p>342866</text:p>
          </table:table-cell>
          <table:table-cell office:value-type="float" office:value="1007046" calcext:value-type="float">
            <text:p>100704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46435" calcext:value-type="float">
            <text:p>346435</text:p>
          </table:table-cell>
          <table:table-cell office:value-type="float" office:value="1016815" calcext:value-type="float">
            <text:p>101681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44639" calcext:value-type="float">
            <text:p>344639</text:p>
          </table:table-cell>
          <table:table-cell office:value-type="float" office:value="1030190" calcext:value-type="float">
            <text:p>103019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46020" calcext:value-type="float">
            <text:p>346020</text:p>
          </table:table-cell>
          <table:table-cell office:value-type="float" office:value="1034974" calcext:value-type="float">
            <text:p>103497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47574" calcext:value-type="float">
            <text:p>347574</text:p>
          </table:table-cell>
          <table:table-cell office:value-type="float" office:value="1041874" calcext:value-type="float">
            <text:p>1041874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48161" calcext:value-type="float">
            <text:p>348161</text:p>
          </table:table-cell>
          <table:table-cell office:value-type="float" office:value="1052622" calcext:value-type="float">
            <text:p>105262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45225" calcext:value-type="float">
            <text:p>345225</text:p>
          </table:table-cell>
          <table:table-cell office:value-type="float" office:value="1058183" calcext:value-type="float">
            <text:p>105818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5946" calcext:value-type="float">
            <text:p>345946</text:p>
          </table:table-cell>
          <table:table-cell office:value-type="float" office:value="1056487" calcext:value-type="float">
            <text:p>105648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42577" calcext:value-type="float">
            <text:p>342577</text:p>
          </table:table-cell>
          <table:table-cell office:value-type="float" office:value="1061744" calcext:value-type="float">
            <text:p>1061744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2191" calcext:value-type="float">
            <text:p>342191</text:p>
          </table:table-cell>
          <table:table-cell office:value-type="float" office:value="1058432" calcext:value-type="float">
            <text:p>105843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41368" calcext:value-type="float">
            <text:p>341368</text:p>
          </table:table-cell>
          <table:table-cell office:value-type="float" office:value="1056797" calcext:value-type="float">
            <text:p>1056797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39516" calcext:value-type="float">
            <text:p>339516</text:p>
          </table:table-cell>
          <table:table-cell office:value-type="float" office:value="1058251" calcext:value-type="float">
            <text:p>105825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38806" calcext:value-type="float">
            <text:p>338806</text:p>
          </table:table-cell>
          <table:table-cell office:value-type="float" office:value="1060422" calcext:value-type="float">
            <text:p>1060422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35371" calcext:value-type="float">
            <text:p>335371</text:p>
          </table:table-cell>
          <table:table-cell office:value-type="float" office:value="1056173" calcext:value-type="float">
            <text:p>105617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31800" calcext:value-type="float">
            <text:p>331800</text:p>
          </table:table-cell>
          <table:table-cell office:value-type="float" office:value="1053493" calcext:value-type="float">
            <text:p>105349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28416" calcext:value-type="float">
            <text:p>328416</text:p>
          </table:table-cell>
          <table:table-cell office:value-type="float" office:value="1053661" calcext:value-type="float">
            <text:p>105366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22947" calcext:value-type="float">
            <text:p>322947</text:p>
          </table:table-cell>
          <table:table-cell office:value-type="float" office:value="1039980" calcext:value-type="float">
            <text:p>103998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192" calcext:value-type="float">
            <text:p>320192</text:p>
          </table:table-cell>
          <table:table-cell office:value-type="float" office:value="1035938" calcext:value-type="float">
            <text:p>1035938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15747" calcext:value-type="float">
            <text:p>315747</text:p>
          </table:table-cell>
          <table:table-cell office:value-type="float" office:value="1023862" calcext:value-type="float">
            <text:p>102386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15925" calcext:value-type="float">
            <text:p>315925</text:p>
          </table:table-cell>
          <table:table-cell office:value-type="float" office:value="1015889" calcext:value-type="float">
            <text:p>1015889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10052" calcext:value-type="float">
            <text:p>310052</text:p>
          </table:table-cell>
          <table:table-cell office:value-type="float" office:value="1006755" calcext:value-type="float">
            <text:p>100675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07212" calcext:value-type="float">
            <text:p>307212</text:p>
          </table:table-cell>
          <table:table-cell office:value-type="float" office:value="998211" calcext:value-type="float">
            <text:p>99821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03855" calcext:value-type="float">
            <text:p>303855</text:p>
          </table:table-cell>
          <table:table-cell office:value-type="float" office:value="988723" calcext:value-type="float">
            <text:p>988723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95195" calcext:value-type="float">
            <text:p>295195</text:p>
          </table:table-cell>
          <table:table-cell office:value-type="float" office:value="980507" calcext:value-type="float">
            <text:p>98050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91527" calcext:value-type="float">
            <text:p>291527</text:p>
          </table:table-cell>
          <table:table-cell office:value-type="float" office:value="969187" calcext:value-type="float">
            <text:p>96918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5805" calcext:value-type="float">
            <text:p>285805</text:p>
          </table:table-cell>
          <table:table-cell office:value-type="float" office:value="953142" calcext:value-type="float">
            <text:p>953142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79851" calcext:value-type="float">
            <text:p>279851</text:p>
          </table:table-cell>
          <table:table-cell office:value-type="float" office:value="943393" calcext:value-type="float">
            <text:p>94339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4754" calcext:value-type="float">
            <text:p>274754</text:p>
          </table:table-cell>
          <table:table-cell office:value-type="float" office:value="922133" calcext:value-type="float">
            <text:p>92213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67963" calcext:value-type="float">
            <text:p>267963</text:p>
          </table:table-cell>
          <table:table-cell office:value-type="float" office:value="912482" calcext:value-type="float">
            <text:p>91248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63008" calcext:value-type="float">
            <text:p>263008</text:p>
          </table:table-cell>
          <table:table-cell office:value-type="float" office:value="898659" calcext:value-type="float">
            <text:p>89865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8883" calcext:value-type="float">
            <text:p>258883</text:p>
          </table:table-cell>
          <table:table-cell office:value-type="float" office:value="884770" calcext:value-type="float">
            <text:p>88477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3492" calcext:value-type="float">
            <text:p>253492</text:p>
          </table:table-cell>
          <table:table-cell office:value-type="float" office:value="867429" calcext:value-type="float">
            <text:p>86742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7627" calcext:value-type="float">
            <text:p>247627</text:p>
          </table:table-cell>
          <table:table-cell office:value-type="float" office:value="854847" calcext:value-type="float">
            <text:p>85484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42351" calcext:value-type="float">
            <text:p>242351</text:p>
          </table:table-cell>
          <table:table-cell office:value-type="float" office:value="840324" calcext:value-type="float">
            <text:p>84032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35180" calcext:value-type="float">
            <text:p>235180</text:p>
          </table:table-cell>
          <table:table-cell office:value-type="float" office:value="823115" calcext:value-type="float">
            <text:p>82311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0127" calcext:value-type="float">
            <text:p>230127</text:p>
          </table:table-cell>
          <table:table-cell office:value-type="float" office:value="809370" calcext:value-type="float">
            <text:p>80937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6400" calcext:value-type="float">
            <text:p>226400</text:p>
          </table:table-cell>
          <table:table-cell office:value-type="float" office:value="794314" calcext:value-type="float">
            <text:p>794314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18126" calcext:value-type="float">
            <text:p>218126</text:p>
          </table:table-cell>
          <table:table-cell office:value-type="float" office:value="773247" calcext:value-type="float">
            <text:p>77324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14187" calcext:value-type="float">
            <text:p>214187</text:p>
          </table:table-cell>
          <table:table-cell office:value-type="float" office:value="757615" calcext:value-type="float">
            <text:p>75761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8048" calcext:value-type="float">
            <text:p>208048</text:p>
          </table:table-cell>
          <table:table-cell office:value-type="float" office:value="740292" calcext:value-type="float">
            <text:p>74029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2847" calcext:value-type="float">
            <text:p>202847</text:p>
          </table:table-cell>
          <table:table-cell office:value-type="float" office:value="723561" calcext:value-type="float">
            <text:p>723561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7838" calcext:value-type="float">
            <text:p>197838</text:p>
          </table:table-cell>
          <table:table-cell office:value-type="float" office:value="710315" calcext:value-type="float">
            <text:p>71031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3671" calcext:value-type="float">
            <text:p>193671</text:p>
          </table:table-cell>
          <table:table-cell office:value-type="float" office:value="692308" calcext:value-type="float">
            <text:p>69230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0834" calcext:value-type="float">
            <text:p>190834</text:p>
          </table:table-cell>
          <table:table-cell office:value-type="float" office:value="677238" calcext:value-type="float">
            <text:p>67723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2988" calcext:value-type="float">
            <text:p>182988</text:p>
          </table:table-cell>
          <table:table-cell office:value-type="float" office:value="663944" calcext:value-type="float">
            <text:p>663944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8702" calcext:value-type="float">
            <text:p>178702</text:p>
          </table:table-cell>
          <table:table-cell office:value-type="float" office:value="647760" calcext:value-type="float">
            <text:p>64776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3573" calcext:value-type="float">
            <text:p>173573</text:p>
          </table:table-cell>
          <table:table-cell office:value-type="float" office:value="635799" calcext:value-type="float">
            <text:p>63579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2266" calcext:value-type="float">
            <text:p>162266</text:p>
          </table:table-cell>
          <table:table-cell office:value-type="float" office:value="601763" calcext:value-type="float">
            <text:p>601763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8425" calcext:value-type="float">
            <text:p>158425</text:p>
          </table:table-cell>
          <table:table-cell office:value-type="float" office:value="585385" calcext:value-type="float">
            <text:p>58538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3698" calcext:value-type="float">
            <text:p>153698</text:p>
          </table:table-cell>
          <table:table-cell office:value-type="float" office:value="572054" calcext:value-type="float">
            <text:p>57205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0823" calcext:value-type="float">
            <text:p>150823</text:p>
          </table:table-cell>
          <table:table-cell office:value-type="float" office:value="563967" calcext:value-type="float">
            <text:p>56396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8760" calcext:value-type="float">
            <text:p>148760</text:p>
          </table:table-cell>
          <table:table-cell office:value-type="float" office:value="571177" calcext:value-type="float">
            <text:p>57117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9874" calcext:value-type="float">
            <text:p>149874</text:p>
          </table:table-cell>
          <table:table-cell office:value-type="float" office:value="606424" calcext:value-type="float">
            <text:p>60642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0447" calcext:value-type="float">
            <text:p>190447</text:p>
          </table:table-cell>
          <table:table-cell office:value-type="float" office:value="896853" calcext:value-type="float">
            <text:p>89685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040423" calcext:value-type="float">
            <text:p>3040423</text:p>
          </table:table-cell>
          <table:table-cell office:value-type="float" office:value="21691800" calcext:value-type="float">
            <text:p>216918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7:07:12.486253178</meta:creation-date>
    <dc:date>2019-08-02T17:25:53.382493521</dc:date>
    <meta:editing-duration>PT8M32S</meta:editing-duration>
    <meta:editing-cycles>2</meta:editing-cycles>
    <meta:generator>LibreOffice/6.2.5.2$Linux_X86_64 LibreOffice_project/20$Build-2</meta:generator>
    <meta:document-statistic meta:table-count="1" meta:cell-count="4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067cm" svg:height="18.434cm" xlink:href=".." xlink:type="simple" chart:class="chart:line" chart:style-name="ch1">
        <chart:title svg:x="11.682cm" svg:y="0.504cm" chart:style-name="ch2">
          <text:p>Распределение ридов по длине</text:p>
        </chart:title>
        <chart:legend chart:legend-position="bottom" svg:x="11.809cm" svg:y="17.835cm" style:legend-expansion="wide" chart:style-name="ch3"/>
        <chart:plot-area chart:style-name="ch4" table:cell-range-address="Лист1.A1:Лист1.C150 Лист1.D1:Лист1.E1" chart:data-source-has-labels="both" svg:x="0.601cm" svg:y="1.651cm" svg:width="28.865cm" svg:height="15.632cm">
          <chartooo:coordinate-region svg:x="2.519cm" svg:y="1.772cm" svg:width="26.947cm" svg:height="14.508cm"/>
          <chart:axis chart:dimension="x" chart:name="primary-x" chart:style-name="ch5" chartooo:axis-type="auto">
            <chartooo:date-scale/>
            <chart:categories table:cell-range-address="Лист1.A1:Лист1.A1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1:Лист1.B150" chart:label-cell-address="Лист1.D1:Лист1.D1" chart:class="chart:line">
            <chart:data-point chart:repeated="150"/>
          </chart:series>
          <chart:series chart:style-name="ch9" chart:values-cell-range-address="Лист1.C1:Лист1.C150" chart:label-cell-address="Лист1.E1:Лист1.E1" chart:class="chart:line">
            <chart:data-point chart:repeated="1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алиндром +</text:p>
                <draw:g>
                  <svg:desc>Лист1.D1:Лист1.D1</svg:desc>
                </draw:g>
              </table:table-cell>
              <table:table-cell office:value-type="string">
                <text:p>Палиндром -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A1:Лист1.A150</svg:desc>
                </draw:g>
              </table:table-cell>
              <table:table-cell office:value-type="float" office:value="0">
                <text:p>0</text:p>
                <draw:g>
                  <svg:desc>Лист1.B1:Лист1.B150</svg:desc>
                </draw:g>
              </table:table-cell>
              <table:table-cell office:value-type="float" office:value="0">
                <text:p>0</text:p>
                <draw:g>
                  <svg:desc>Лист1.C1:Лист1.C15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24">
                <text:p>52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42">
                <text:p>474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2067">
                <text:p>32067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54">
                <text:p>85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66">
                <text:p>1366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95">
                <text:p>795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94">
                <text:p>1294</text:p>
              </table:table-cell>
              <table:table-cell office:value-type="float" office:value="12673">
                <text:p>126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57">
                <text:p>1457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267">
                <text:p>2267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03">
                <text:p>1203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20">
                <text:p>1120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878">
                <text:p>1878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485">
                <text:p>10485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0819">
                <text:p>50819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047">
                <text:p>6047</text:p>
              </table:table-cell>
              <table:table-cell office:value-type="float" office:value="4441">
                <text:p>444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296">
                <text:p>2296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005">
                <text:p>2005</text:p>
              </table:table-cell>
              <table:table-cell office:value-type="float" office:value="7213">
                <text:p>721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207">
                <text:p>2207</text:p>
              </table:table-cell>
              <table:table-cell office:value-type="float" office:value="9752">
                <text:p>975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701">
                <text:p>2701</text:p>
              </table:table-cell>
              <table:table-cell office:value-type="float" office:value="12578">
                <text:p>125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509">
                <text:p>4509</text:p>
              </table:table-cell>
              <table:table-cell office:value-type="float" office:value="15712">
                <text:p>1571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559">
                <text:p>7559</text:p>
              </table:table-cell>
              <table:table-cell office:value-type="float" office:value="21845">
                <text:p>2184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204">
                <text:p>9204</text:p>
              </table:table-cell>
              <table:table-cell office:value-type="float" office:value="27721">
                <text:p>2772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170">
                <text:p>11170</text:p>
              </table:table-cell>
              <table:table-cell office:value-type="float" office:value="36175">
                <text:p>3617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6205">
                <text:p>16205</text:p>
              </table:table-cell>
              <table:table-cell office:value-type="float" office:value="44237">
                <text:p>4423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9648">
                <text:p>19648</text:p>
              </table:table-cell>
              <table:table-cell office:value-type="float" office:value="53133">
                <text:p>531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6217">
                <text:p>26217</text:p>
              </table:table-cell>
              <table:table-cell office:value-type="float" office:value="62233">
                <text:p>6223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1728">
                <text:p>31728</text:p>
              </table:table-cell>
              <table:table-cell office:value-type="float" office:value="71615">
                <text:p>7161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1064">
                <text:p>41064</text:p>
              </table:table-cell>
              <table:table-cell office:value-type="float" office:value="83745">
                <text:p>8374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53090">
                <text:p>53090</text:p>
              </table:table-cell>
              <table:table-cell office:value-type="float" office:value="90787">
                <text:p>907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3841">
                <text:p>63841</text:p>
              </table:table-cell>
              <table:table-cell office:value-type="float" office:value="98534">
                <text:p>9853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77429">
                <text:p>77429</text:p>
              </table:table-cell>
              <table:table-cell office:value-type="float" office:value="106465">
                <text:p>10646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9448">
                <text:p>119448</text:p>
              </table:table-cell>
              <table:table-cell office:value-type="float" office:value="115958">
                <text:p>11595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3989">
                <text:p>83989</text:p>
              </table:table-cell>
              <table:table-cell office:value-type="float" office:value="129536">
                <text:p>12953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7570">
                <text:p>87570</text:p>
              </table:table-cell>
              <table:table-cell office:value-type="float" office:value="140367">
                <text:p>14036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4133">
                <text:p>94133</text:p>
              </table:table-cell>
              <table:table-cell office:value-type="float" office:value="156965">
                <text:p>1569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6680">
                <text:p>96680</text:p>
              </table:table-cell>
              <table:table-cell office:value-type="float" office:value="170469">
                <text:p>17046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01541">
                <text:p>101541</text:p>
              </table:table-cell>
              <table:table-cell office:value-type="float" office:value="187115">
                <text:p>18711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08528">
                <text:p>108528</text:p>
              </table:table-cell>
              <table:table-cell office:value-type="float" office:value="201005">
                <text:p>20100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5351">
                <text:p>115351</text:p>
              </table:table-cell>
              <table:table-cell office:value-type="float" office:value="220582">
                <text:p>2205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6240">
                <text:p>126240</text:p>
              </table:table-cell>
              <table:table-cell office:value-type="float" office:value="227549">
                <text:p>22754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0737">
                <text:p>130737</text:p>
              </table:table-cell>
              <table:table-cell office:value-type="float" office:value="243161">
                <text:p>24316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6720">
                <text:p>136720</text:p>
              </table:table-cell>
              <table:table-cell office:value-type="float" office:value="257767">
                <text:p>25776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39582">
                <text:p>139582</text:p>
              </table:table-cell>
              <table:table-cell office:value-type="float" office:value="274871">
                <text:p>27487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5693">
                <text:p>145693</text:p>
              </table:table-cell>
              <table:table-cell office:value-type="float" office:value="288057">
                <text:p>28805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8052">
                <text:p>148052</text:p>
              </table:table-cell>
              <table:table-cell office:value-type="float" office:value="316297">
                <text:p>31629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59925">
                <text:p>159925</text:p>
              </table:table-cell>
              <table:table-cell office:value-type="float" office:value="333132">
                <text:p>33313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62445">
                <text:p>162445</text:p>
              </table:table-cell>
              <table:table-cell office:value-type="float" office:value="358714">
                <text:p>35871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72145">
                <text:p>172145</text:p>
              </table:table-cell>
              <table:table-cell office:value-type="float" office:value="370274">
                <text:p>37027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78051">
                <text:p>178051</text:p>
              </table:table-cell>
              <table:table-cell office:value-type="float" office:value="395742">
                <text:p>3957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4918">
                <text:p>184918</text:p>
              </table:table-cell>
              <table:table-cell office:value-type="float" office:value="406649">
                <text:p>40664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91907">
                <text:p>191907</text:p>
              </table:table-cell>
              <table:table-cell office:value-type="float" office:value="429751">
                <text:p>42975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98513">
                <text:p>198513</text:p>
              </table:table-cell>
              <table:table-cell office:value-type="float" office:value="443420">
                <text:p>44342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07598">
                <text:p>207598</text:p>
              </table:table-cell>
              <table:table-cell office:value-type="float" office:value="464297">
                <text:p>46429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0670">
                <text:p>210670</text:p>
              </table:table-cell>
              <table:table-cell office:value-type="float" office:value="483426">
                <text:p>48342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16716">
                <text:p>216716</text:p>
              </table:table-cell>
              <table:table-cell office:value-type="float" office:value="509075">
                <text:p>50907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26343">
                <text:p>226343</text:p>
              </table:table-cell>
              <table:table-cell office:value-type="float" office:value="527001">
                <text:p>52700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28361">
                <text:p>228361</text:p>
              </table:table-cell>
              <table:table-cell office:value-type="float" office:value="558433">
                <text:p>55843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37293">
                <text:p>237293</text:p>
              </table:table-cell>
              <table:table-cell office:value-type="float" office:value="590632">
                <text:p>59063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43602">
                <text:p>243602</text:p>
              </table:table-cell>
              <table:table-cell office:value-type="float" office:value="613223">
                <text:p>61322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48959">
                <text:p>248959</text:p>
              </table:table-cell>
              <table:table-cell office:value-type="float" office:value="622404">
                <text:p>62240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53663">
                <text:p>253663</text:p>
              </table:table-cell>
              <table:table-cell office:value-type="float" office:value="645703">
                <text:p>64570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62434">
                <text:p>262434</text:p>
              </table:table-cell>
              <table:table-cell office:value-type="float" office:value="661539">
                <text:p>66153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69951">
                <text:p>269951</text:p>
              </table:table-cell>
              <table:table-cell office:value-type="float" office:value="681078">
                <text:p>68107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81147">
                <text:p>281147</text:p>
              </table:table-cell>
              <table:table-cell office:value-type="float" office:value="698961">
                <text:p>69896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92938">
                <text:p>292938</text:p>
              </table:table-cell>
              <table:table-cell office:value-type="float" office:value="724714">
                <text:p>72471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98091">
                <text:p>298091</text:p>
              </table:table-cell>
              <table:table-cell office:value-type="float" office:value="739595">
                <text:p>73959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94770">
                <text:p>294770</text:p>
              </table:table-cell>
              <table:table-cell office:value-type="float" office:value="768503">
                <text:p>76850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02196">
                <text:p>302196</text:p>
              </table:table-cell>
              <table:table-cell office:value-type="float" office:value="789336">
                <text:p>78933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04656">
                <text:p>304656</text:p>
              </table:table-cell>
              <table:table-cell office:value-type="float" office:value="805662">
                <text:p>8056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5682">
                <text:p>315682</text:p>
              </table:table-cell>
              <table:table-cell office:value-type="float" office:value="824259">
                <text:p>82425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15907">
                <text:p>315907</text:p>
              </table:table-cell>
              <table:table-cell office:value-type="float" office:value="841971">
                <text:p>84197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25344">
                <text:p>325344</text:p>
              </table:table-cell>
              <table:table-cell office:value-type="float" office:value="857367">
                <text:p>85736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26228">
                <text:p>326228</text:p>
              </table:table-cell>
              <table:table-cell office:value-type="float" office:value="871893">
                <text:p>87189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30780">
                <text:p>330780</text:p>
              </table:table-cell>
              <table:table-cell office:value-type="float" office:value="885476">
                <text:p>88547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33658">
                <text:p>333658</text:p>
              </table:table-cell>
              <table:table-cell office:value-type="float" office:value="903569">
                <text:p>90356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36225">
                <text:p>336225</text:p>
              </table:table-cell>
              <table:table-cell office:value-type="float" office:value="915932">
                <text:p>91593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36935">
                <text:p>336935</text:p>
              </table:table-cell>
              <table:table-cell office:value-type="float" office:value="937196">
                <text:p>93719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39619">
                <text:p>339619</text:p>
              </table:table-cell>
              <table:table-cell office:value-type="float" office:value="946790">
                <text:p>94679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41385">
                <text:p>341385</text:p>
              </table:table-cell>
              <table:table-cell office:value-type="float" office:value="968850">
                <text:p>96885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44455">
                <text:p>344455</text:p>
              </table:table-cell>
              <table:table-cell office:value-type="float" office:value="978622">
                <text:p>97862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42312">
                <text:p>342312</text:p>
              </table:table-cell>
              <table:table-cell office:value-type="float" office:value="989537">
                <text:p>98953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42617">
                <text:p>342617</text:p>
              </table:table-cell>
              <table:table-cell office:value-type="float" office:value="996190">
                <text:p>99619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42866">
                <text:p>342866</text:p>
              </table:table-cell>
              <table:table-cell office:value-type="float" office:value="1007046">
                <text:p>100704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46435">
                <text:p>346435</text:p>
              </table:table-cell>
              <table:table-cell office:value-type="float" office:value="1016815">
                <text:p>101681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44639">
                <text:p>344639</text:p>
              </table:table-cell>
              <table:table-cell office:value-type="float" office:value="1030190">
                <text:p>103019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46020">
                <text:p>346020</text:p>
              </table:table-cell>
              <table:table-cell office:value-type="float" office:value="1034974">
                <text:p>103497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347574">
                <text:p>347574</text:p>
              </table:table-cell>
              <table:table-cell office:value-type="float" office:value="1041874">
                <text:p>104187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48161">
                <text:p>348161</text:p>
              </table:table-cell>
              <table:table-cell office:value-type="float" office:value="1052622">
                <text:p>105262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45225">
                <text:p>345225</text:p>
              </table:table-cell>
              <table:table-cell office:value-type="float" office:value="1058183">
                <text:p>10581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45946">
                <text:p>345946</text:p>
              </table:table-cell>
              <table:table-cell office:value-type="float" office:value="1056487">
                <text:p>105648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42577">
                <text:p>342577</text:p>
              </table:table-cell>
              <table:table-cell office:value-type="float" office:value="1061744">
                <text:p>106174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42191">
                <text:p>342191</text:p>
              </table:table-cell>
              <table:table-cell office:value-type="float" office:value="1058432">
                <text:p>105843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41368">
                <text:p>341368</text:p>
              </table:table-cell>
              <table:table-cell office:value-type="float" office:value="1056797">
                <text:p>105679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39516">
                <text:p>339516</text:p>
              </table:table-cell>
              <table:table-cell office:value-type="float" office:value="1058251">
                <text:p>105825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38806">
                <text:p>338806</text:p>
              </table:table-cell>
              <table:table-cell office:value-type="float" office:value="1060422">
                <text:p>106042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35371">
                <text:p>335371</text:p>
              </table:table-cell>
              <table:table-cell office:value-type="float" office:value="1056173">
                <text:p>105617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331800">
                <text:p>331800</text:p>
              </table:table-cell>
              <table:table-cell office:value-type="float" office:value="1053493">
                <text:p>105349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28416">
                <text:p>328416</text:p>
              </table:table-cell>
              <table:table-cell office:value-type="float" office:value="1053661">
                <text:p>105366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322947">
                <text:p>322947</text:p>
              </table:table-cell>
              <table:table-cell office:value-type="float" office:value="1039980">
                <text:p>103998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20192">
                <text:p>320192</text:p>
              </table:table-cell>
              <table:table-cell office:value-type="float" office:value="1035938">
                <text:p>103593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15747">
                <text:p>315747</text:p>
              </table:table-cell>
              <table:table-cell office:value-type="float" office:value="1023862">
                <text:p>102386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315925">
                <text:p>315925</text:p>
              </table:table-cell>
              <table:table-cell office:value-type="float" office:value="1015889">
                <text:p>101588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310052">
                <text:p>310052</text:p>
              </table:table-cell>
              <table:table-cell office:value-type="float" office:value="1006755">
                <text:p>100675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07212">
                <text:p>307212</text:p>
              </table:table-cell>
              <table:table-cell office:value-type="float" office:value="998211">
                <text:p>99821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03855">
                <text:p>303855</text:p>
              </table:table-cell>
              <table:table-cell office:value-type="float" office:value="988723">
                <text:p>98872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95195">
                <text:p>295195</text:p>
              </table:table-cell>
              <table:table-cell office:value-type="float" office:value="980507">
                <text:p>98050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91527">
                <text:p>291527</text:p>
              </table:table-cell>
              <table:table-cell office:value-type="float" office:value="969187">
                <text:p>96918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85805">
                <text:p>285805</text:p>
              </table:table-cell>
              <table:table-cell office:value-type="float" office:value="953142">
                <text:p>95314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79851">
                <text:p>279851</text:p>
              </table:table-cell>
              <table:table-cell office:value-type="float" office:value="943393">
                <text:p>94339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74754">
                <text:p>274754</text:p>
              </table:table-cell>
              <table:table-cell office:value-type="float" office:value="922133">
                <text:p>92213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67963">
                <text:p>267963</text:p>
              </table:table-cell>
              <table:table-cell office:value-type="float" office:value="912482">
                <text:p>91248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263008">
                <text:p>263008</text:p>
              </table:table-cell>
              <table:table-cell office:value-type="float" office:value="898659">
                <text:p>89865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58883">
                <text:p>258883</text:p>
              </table:table-cell>
              <table:table-cell office:value-type="float" office:value="884770">
                <text:p>88477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53492">
                <text:p>253492</text:p>
              </table:table-cell>
              <table:table-cell office:value-type="float" office:value="867429">
                <text:p>86742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47627">
                <text:p>247627</text:p>
              </table:table-cell>
              <table:table-cell office:value-type="float" office:value="854847">
                <text:p>85484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42351">
                <text:p>242351</text:p>
              </table:table-cell>
              <table:table-cell office:value-type="float" office:value="840324">
                <text:p>84032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235180">
                <text:p>235180</text:p>
              </table:table-cell>
              <table:table-cell office:value-type="float" office:value="823115">
                <text:p>82311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30127">
                <text:p>230127</text:p>
              </table:table-cell>
              <table:table-cell office:value-type="float" office:value="809370">
                <text:p>80937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226400">
                <text:p>226400</text:p>
              </table:table-cell>
              <table:table-cell office:value-type="float" office:value="794314">
                <text:p>79431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18126">
                <text:p>218126</text:p>
              </table:table-cell>
              <table:table-cell office:value-type="float" office:value="773247">
                <text:p>77324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214187">
                <text:p>214187</text:p>
              </table:table-cell>
              <table:table-cell office:value-type="float" office:value="757615">
                <text:p>75761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208048">
                <text:p>208048</text:p>
              </table:table-cell>
              <table:table-cell office:value-type="float" office:value="740292">
                <text:p>74029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02847">
                <text:p>202847</text:p>
              </table:table-cell>
              <table:table-cell office:value-type="float" office:value="723561">
                <text:p>72356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97838">
                <text:p>197838</text:p>
              </table:table-cell>
              <table:table-cell office:value-type="float" office:value="710315">
                <text:p>71031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93671">
                <text:p>193671</text:p>
              </table:table-cell>
              <table:table-cell office:value-type="float" office:value="692308">
                <text:p>69230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90834">
                <text:p>190834</text:p>
              </table:table-cell>
              <table:table-cell office:value-type="float" office:value="677238">
                <text:p>67723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82988">
                <text:p>182988</text:p>
              </table:table-cell>
              <table:table-cell office:value-type="float" office:value="663944">
                <text:p>66394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78702">
                <text:p>178702</text:p>
              </table:table-cell>
              <table:table-cell office:value-type="float" office:value="647760">
                <text:p>64776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73573">
                <text:p>173573</text:p>
              </table:table-cell>
              <table:table-cell office:value-type="float" office:value="635799">
                <text:p>63579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2266">
                <text:p>162266</text:p>
              </table:table-cell>
              <table:table-cell office:value-type="float" office:value="601763">
                <text:p>60176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58425">
                <text:p>158425</text:p>
              </table:table-cell>
              <table:table-cell office:value-type="float" office:value="585385">
                <text:p>58538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53698">
                <text:p>153698</text:p>
              </table:table-cell>
              <table:table-cell office:value-type="float" office:value="572054">
                <text:p>57205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50823">
                <text:p>150823</text:p>
              </table:table-cell>
              <table:table-cell office:value-type="float" office:value="563967">
                <text:p>56396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48760">
                <text:p>148760</text:p>
              </table:table-cell>
              <table:table-cell office:value-type="float" office:value="571177">
                <text:p>57117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9874">
                <text:p>149874</text:p>
              </table:table-cell>
              <table:table-cell office:value-type="float" office:value="606424">
                <text:p>60642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90447">
                <text:p>190447</text:p>
              </table:table-cell>
              <table:table-cell office:value-type="float" office:value="896853">
                <text:p>89685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3040423">
                <text:p>3040423</text:p>
              </table:table-cell>
              <table:table-cell office:value-type="float" office:value="21691800">
                <text:p>21691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